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angal1" svg:font-family="Mangal"/>
    <style:font-face style:name=".Helvetica Neue DeskInterface" svg:font-family="'.Helvetica Neue DeskInterface'" style:font-family-generic="swiss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9104in" fo:margin-left="0in" fo:margin-right="-0.0049in" table:align="margins"/>
    </style:style>
    <style:style style:name="Таблица1.A" style:family="table-column">
      <style:table-column-properties style:column-width="0.2313in" style:rel-column-width="333*"/>
    </style:style>
    <style:style style:name="Таблица1.B" style:family="table-column">
      <style:table-column-properties style:column-width="0.7806in" style:rel-column-width="1124*"/>
    </style:style>
    <style:style style:name="Таблица1.C" style:family="table-column">
      <style:table-column-properties style:column-width="0.8688in" style:rel-column-width="1251*"/>
    </style:style>
    <style:style style:name="Таблица1.D" style:family="table-column">
      <style:table-column-properties style:column-width="1.1243in" style:rel-column-width="1619*"/>
    </style:style>
    <style:style style:name="Таблица1.E" style:family="table-column">
      <style:table-column-properties style:column-width="0.3576in" style:rel-column-width="515*"/>
    </style:style>
    <style:style style:name="Таблица1.F" style:family="table-column">
      <style:table-column-properties style:column-width="0.8375in" style:rel-column-width="1206*"/>
    </style:style>
    <style:style style:name="Таблица1.G" style:family="table-column">
      <style:table-column-properties style:column-width="1.0833in" style:rel-column-width="1560*"/>
    </style:style>
    <style:style style:name="Таблица1.H" style:family="table-column">
      <style:table-column-properties style:column-width="1.0222in" style:rel-column-width="1472*"/>
    </style:style>
    <style:style style:name="Таблица1.I" style:family="table-column">
      <style:table-column-properties style:column-width="1.0118in" style:rel-column-width="1457*"/>
    </style:style>
    <style:style style:name="Таблица1.J" style:family="table-column">
      <style:table-column-properties style:column-width="0.7153in" style:rel-column-width="1030*"/>
    </style:style>
    <style:style style:name="Таблица1.K" style:family="table-column">
      <style:table-column-properties style:column-width="0.9917in" style:rel-column-width="1428*"/>
    </style:style>
    <style:style style:name="Таблица1.L" style:family="table-column">
      <style:table-column-properties style:column-width="0.9299in" style:rel-column-width="1339*"/>
    </style:style>
    <style:style style:name="Таблица1.M" style:family="table-column">
      <style:table-column-properties style:column-width="0.9563in" style:rel-column-width="1377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M1" style:family="table-cell">
      <style:table-cell-properties fo:padding="0.0382in" fo:border="0.0007in solid #000000"/>
    </style:style>
    <style:style style:name="Таблица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Таблица1.M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Таблица1.A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Таблица1.B3" style:family="table-cell">
      <style:table-cell-properties fo:padding="0.0382in" fo:border-left="0.0007in solid #000000" fo:border-right="none" fo:border-top="none" fo:border-bottom="0.0007in solid #000000"/>
    </style:style>
    <style:style style:name="Таблица1.M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language="ru" fo:country="RU" style:font-size-asian="10pt" style:font-size-complex="10pt"/>
    </style:style>
    <style:style style:name="P4" style:family="paragraph" style:parent-style-name="Standard">
      <style:text-properties style:font-name="Arial" fo:font-size="10pt" fo:language="en" fo:country="US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Code 128" fo:font-size="28pt" style:font-size-asian="28pt" style:font-size-complex="28pt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fo:letter-spacing="0.028in" fo:font-weight="bold" style:font-weight-asian="bold" style:font-weight-complex="bold"/>
    </style:style>
    <style:style style:name="T3" style:family="text">
      <style:text-properties fo:font-variant="normal" fo:text-transform="none" fo:color="#010101" fo:letter-spacing="normal" fo:language="en" fo:country="US" fo:font-style="normal" fo:font-weight="normal"/>
    </style:style>
    <style:style style:name="T4" style:family="text">
      <style:text-properties fo:font-variant="normal" fo:text-transform="none" fo:color="#010101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color="#000000" fo:letter-spacing="normal" fo:language="en" fo:country="US" fo:font-style="normal" style:text-underline-style="solid" style:text-underline-width="auto" style:text-underline-color="font-color" fo:font-weight="normal" fo:background-color="#ffffff"/>
    </style:style>
    <style:style style:name="T7" style:family="text">
      <style:text-properties fo:language="ru" fo:country="RU"/>
    </style:style>
    <style:style style:name="T8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style>
    <number:number-style style:name="N0">
      <number:number number:min-integer-digits="1"/>
    </number:number-style>
  </office:automatic-styles>
  <office:body>
    <office:text text:use-soft-page-breaks="true">
      <text:tracked-changes text:track-changes="false">
        <text:changed-region text:id="ct528558992">
          <text:insertion>
            <office:change-info>
              <dc:creator>&lt;анонимный&gt;</dc:creator>
              <dc:date>2013-03-04T12:24:00</dc:date>
            </office:change-info>
          </text:insertion>
        </text:changed-region>
        <text:changed-region text:id="ct354573360">
          <text:insertion>
            <office:change-info>
              <dc:creator>&lt;анонимный&gt;</dc:creator>
              <dc:date>2013-03-04T12:23:00</dc:date>
            </office:change-info>
          </text:insertion>
        </text:changed-region>
        <text:changed-region text:id="ct51362128">
          <text:insertion>
            <office:change-info>
              <dc:creator>Unknown Author</dc:creator>
              <dc:date>2014-12-02T19:50:00</dc:date>
            </office:change-info>
          </text:insertion>
        </text:changed-region>
        <text:changed-region text:id="ct528537504">
          <text:insertion>
            <office:change-info>
              <dc:creator>&lt;анонимный&gt;</dc:creator>
              <dc:date>2013-03-04T12:38:00</dc:date>
            </office:change-info>
          </text:insertion>
        </text:changed-region>
        <text:changed-region text:id="ct528547024">
          <text:insertion>
            <office:change-info>
              <dc:creator>Unknown Author</dc:creator>
              <dc:date>2014-11-28T16:46:00</dc:date>
            </office:change-info>
          </text:insertion>
        </text:changed-region>
        <text:changed-region text:id="ct528549440">
          <text:insertion>
            <office:change-info>
              <dc:creator>&lt;анонимный&gt;</dc:creator>
              <dc:date>2013-03-04T12:29:00</dc:date>
            </office:change-info>
          </text:insertion>
        </text:changed-region>
        <text:changed-region text:id="ct528550720">
          <text:insertion>
            <office:change-info>
              <dc:creator>Unknown Author</dc:creator>
              <dc:date>2014-11-28T16:36:00</dc:date>
            </office:change-info>
          </text:insertion>
        </text:changed-region>
        <text:changed-region text:id="ct528538080">
          <text:insertion>
            <office:change-info>
              <dc:creator>&lt;анонимный&gt;</dc:creator>
              <dc:date>2013-03-04T12:29:00</dc:date>
            </office:change-info>
          </text:insertion>
        </text:changed-region>
        <text:changed-region text:id="ct354572384">
          <text:insertion>
            <office:change-info>
              <dc:creator>&lt;анонимный&gt;</dc:creator>
              <dc:date>2013-03-04T15:20:00</dc:date>
            </office:change-info>
          </text:insertion>
        </text:changed-region>
        <text:changed-region text:id="ct354573712">
          <text:insertion>
            <office:change-info>
              <dc:creator>&lt;анонимный&gt;</dc:creator>
              <dc:date>2013-03-04T12:29:00</dc:date>
            </office:change-info>
          </text:insertion>
        </text:changed-region>
        <text:changed-region text:id="ct41257008">
          <text:insertion>
            <office:change-info>
              <dc:creator>Unknown Author</dc:creator>
              <dc:date>2014-12-02T20:04:00</dc:date>
            </office:change-info>
          </text:insertion>
        </text:changed-region>
        <text:changed-region text:id="ct528547904">
          <text:insertion>
            <office:change-info>
              <dc:creator>&lt;анонимный&gt;</dc:creator>
              <dc:date>2013-03-04T12:30:00</dc:date>
            </office:change-info>
          </text:insertion>
        </text:changed-region>
        <text:changed-region text:id="ct528538208">
          <text:insertion>
            <office:change-info>
              <dc:creator>&lt;анонимный&gt;</dc:creator>
              <dc:date>2013-03-04T12:30:00</dc:date>
            </office:change-info>
          </text:insertion>
        </text:changed-region>
        <text:changed-region text:id="ct528549984">
          <text:insertion>
            <office:change-info>
              <dc:creator>Unknown Author</dc:creator>
              <dc:date>2014-11-28T16:35:00</dc:date>
            </office:change-info>
          </text:insertion>
        </text:changed-region>
        <text:changed-region text:id="ct528561872">
          <text:insertion>
            <office:change-info>
              <dc:creator>&lt;анонимный&gt;</dc:creator>
              <dc:date>2013-03-04T12:37:00</dc:date>
            </office:change-info>
          </text:insertion>
        </text:changed-region>
        <text:changed-region text:id="ct528571168">
          <text:insertion>
            <office:change-info>
              <dc:creator>&lt;анонимный&gt;</dc:creator>
              <dc:date>2013-05-14T13:54:00</dc:date>
            </office:change-info>
          </text:insertion>
        </text:changed-region>
        <text:changed-region text:id="ct528571264">
          <text:insertion>
            <office:change-info>
              <dc:creator>&lt;анонимный&gt;</dc:creator>
              <dc:date>2013-03-04T12:3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span text:style-name="T2">ЖУРНАЛ</text:span><text:line-break/>выполнения работ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header-rows>
          <table:table-row>
            <table:table-cell table:style-name="Таблица1.A1" office:value-type="string">
              <text:p text:style-name="P8">№</text:p>
            </table:table-cell>
            <table:table-cell table:style-name="Таблица1.A1" office:value-type="string">
              <text:p text:style-name="P8">Дата и время</text:p>
            </table:table-cell>
            <table:table-cell table:style-name="Таблица1.A1" office:value-type="string">
              <text:p text:style-name="P8">Отделение/</text:p>
              <text:p text:style-name="P8">№ ИБ</text:p>
            </table:table-cell>
            <table:table-cell table:style-name="Таблица1.A1" office:value-type="string">
              <text:p text:style-name="P8">ФИО пациента</text:p>
              <text:p text:style-name="P8">(код пациента)</text:p>
            </table:table-cell>
            <table:table-cell table:style-name="Таблица1.A1" office:value-type="string">
              <text:p text:style-name="P8">Пол</text:p>
            </table:table-cell>
            <table:table-cell table:style-name="Таблица1.A1" office:value-type="string">
              <text:p text:style-name="P8">Дата рожд.</text:p>
            </table:table-cell>
            <table:table-cell table:style-name="Таблица1.A1" office:value-type="string">
              <text:p text:style-name="P8">Исследование</text:p>
            </table:table-cell>
            <table:table-cell table:style-name="Таблица1.A1" office:value-type="string">
              <text:p text:style-name="P8">Назначивший врач</text:p>
            </table:table-cell>
            <table:table-cell table:style-name="Таблица1.A1" office:value-type="string">
              <text:p text:style-name="P8"><text:span text:style-name="T7">Б</text:span>иоматериал</text:p>
            </table:table-cell>
            <table:table-cell table:style-name="Таблица1.A1" office:value-type="string">
              <text:p text:style-name="P8">Тип тары</text:p>
            </table:table-cell>
            <table:table-cell table:style-name="Таблица1.A1" office:value-type="string">
              <text:p text:style-name="P8">Лаборатория</text:p>
            </table:table-cell>
            <table:table-cell table:style-name="Таблица1.A1" office:value-type="string">
              <text:p text:style-name="P8">Примечание</text:p>
            </table:table-cell>
            <table:table-cell table:style-name="Таблица1.M1" office:value-type="string">
              <text:p text:style-name="P8">Штрих-код</text:p>
            </table:table-cell>
          </table:table-row>
          <table:table-row>
            <table:table-cell table:style-name="Таблица1.A2" office:value-type="float" office:value="1">
              <text:p text:style-name="P7">1</text:p>
            </table:table-cell>
            <table:table-cell table:style-name="Таблица1.A2" office:value-type="float" office:value="2">
              <text:p text:style-name="P7">2</text:p>
            </table:table-cell>
            <table:table-cell table:style-name="Таблица1.A2" office:value-type="float" office:value="3">
              <text:p text:style-name="P7">3</text:p>
            </table:table-cell>
            <table:table-cell table:style-name="Таблица1.A2" office:value-type="float" office:value="4">
              <text:p text:style-name="P7">4</text:p>
            </table:table-cell>
            <table:table-cell table:style-name="Таблица1.A2" office:value-type="float" office:value="5">
              <text:p text:style-name="P7">5</text:p>
            </table:table-cell>
            <table:table-cell table:style-name="Таблица1.A2" office:value-type="float" office:value="6">
              <text:p text:style-name="P7">6</text:p>
            </table:table-cell>
            <table:table-cell table:style-name="Таблица1.A2" office:value-type="float" office:value="7">
              <text:p text:style-name="P7">7</text:p>
            </table:table-cell>
            <table:table-cell table:style-name="Таблица1.A2" office:value-type="float" office:value="8">
              <text:p text:style-name="P7">8</text:p>
            </table:table-cell>
            <table:table-cell table:style-name="Таблица1.A2" office:value-type="float" office:value="9">
              <text:p text:style-name="P7">9</text:p>
            </table:table-cell>
            <table:table-cell table:style-name="Таблица1.A2" office:value-type="float" office:value="10">
              <text:p text:style-name="P7">10</text:p>
            </table:table-cell>
            <table:table-cell table:style-name="Таблица1.A2" office:value-type="float" office:value="11">
              <text:p text:style-name="P7">11</text:p>
            </table:table-cell>
            <table:table-cell table:style-name="Таблица1.A2" office:value-type="float" office:value="12">
              <text:p text:style-name="P7">12</text:p>
            </table:table-cell>
            <table:table-cell table:style-name="Таблица1.M2" office:value-type="float" office:value="13">
              <text:p text:style-name="P7">13</text:p>
            </table:table-cell>
          </table:table-row>
        </table:table-header-rows>
        <table:table-row>
          <table:table-cell table:style-name="Таблица1.A3" office:value-type="string">
            <text:p text:style-name="P4"><text:change-start text:change-id="ct528558992"/><text:span text:style-name="T4"><office:annotation><dc:creator>&lt;анонимный&gt;</dc:creator><dc:date>2013-03-04T12:24:11</dc:date><text:p text:style-name="P9"><text:span text:style-name="T8">do row for job in data['jobs']</text:span></text:p></office:annotation></text:span><text:change-end text:change-id="ct528558992"/><text:change-start text:change-id="ct354573360"/><text:span text:style-name="T4">getData('</text:span><text:span text:style-name="T5">index</text:span><text:span text:style-name="T4">', job)</text:span><text:change-end text:change-id="ct354573360"/></text:p>
          </table:table-cell>
          <table:table-cell table:style-name="Таблица1.B3" office:value-type="string">
            <text:p text:style-name="P1"><text:change-start text:change-id="ct51362128"/><text:span text:style-name="T3">getData('</text:span><text:span text:style-name="T6">jobTicketDate</text:span><text:span text:style-name="T3">', job)</text:span><text:change-end text:change-id="ct51362128"/></text:p>
          </table:table-cell>
          <table:table-cell table:style-name="Таблица1.B3" office:value-type="string">
            <text:p text:style-name="P1"><text:change-start text:change-id="ct528537504"/><text:span text:style-name="T3">getData('</text:span><text:bookmark text:name="internal-source-marker_0.75543002132326368"/><text:span text:style-name="T6">orgStructure</text:span><text:span text:style-name="T3">', job)</text:span><text:change-end text:change-id="ct528537504"/><text:span text:style-name="T3">/</text:span></text:p>
            <text:p text:style-name="P1"><text:change-start text:change-id="ct528547024"/><text:span text:style-name="T3">getData('</text:span><text:span text:style-name="T6">appealNumber</text:span><text:span text:style-name="T3">', job)</text:span><text:change-end text:change-id="ct528547024"/></text:p>
          </table:table-cell>
          <table:table-cell table:style-name="Таблица1.B3" office:value-type="string">
            <text:p text:style-name="P1"><text:change-start text:change-id="ct528549440"/><text:span text:style-name="T1">getData('</text:span><text:bookmark text:name="internal-source-marker_0.7554300213232636"/><text:span text:style-name="T1">patientName.raw', job)</text:span><text:change-end text:change-id="ct528549440"/></text:p>
            <text:p text:style-name="P1"><text:span text:style-name="T1">(</text:span><text:change-start text:change-id="ct528550720"/><text:span text:style-name="T3">getData('</text:span><text:span text:style-name="T6">clientId</text:span><text:span text:style-name="T3">', job)</text:span><text:change-end text:change-id="ct528550720"/><text:span text:style-name="T1">)</text:span></text:p>
          </table:table-cell>
          <table:table-cell table:style-name="Таблица1.B3" office:value-type="string">
            <text:p text:style-name="P2"><text:change-start text:change-id="ct528538080"/><text:span text:style-name="T1">getData('</text:span><text:bookmark text:name="internal-source-marker_0.75543002132326361"/><text:span text:style-name="T1">patientSex', job)</text:span><text:change-end text:change-id="ct528538080"/></text:p>
          </table:table-cell>
          <table:table-cell table:style-name="Таблица1.B3" office:value-type="string">
            <text:p text:style-name="P4"><text:change-start text:change-id="ct354572384"/>formatDate('patientBirthDate', job)<text:change-end text:change-id="ct354572384"/></text:p>
          </table:table-cell>
          <table:table-cell table:style-name="Таблица1.B3" office:value-type="string">
            <text:p text:style-name="P1"><text:change-start text:change-id="ct354573712"/><text:span text:style-name="T1">getData('</text:span><text:bookmark text:name="internal-source-marker_0.75543002132326362"/><text:span text:style-name="T1">labTestName', job)</text:span><text:change-end text:change-id="ct354573712"/></text:p>
          </table:table-cell>
          <table:table-cell table:style-name="Таблица1.B3" office:value-type="string">
            <text:p text:style-name="P4"><text:change-start text:change-id="ct41257008"/>getData('assigner', job)<text:change-end text:change-id="ct41257008"/></text:p>
          </table:table-cell>
          <table:table-cell table:style-name="Таблица1.B3" office:value-type="string">
            <text:p text:style-name="P1"><text:change-start text:change-id="ct528547904"/><text:span text:style-name="T1">getData('</text:span><text:bookmark text:name="internal-source-marker_0.75543002132326363"/><text:span text:style-name="T1">tissueTypeName', job)</text:span><text:change-end text:change-id="ct528547904"/></text:p>
          </table:table-cell>
          <table:table-cell table:style-name="Таблица1.B3" office:value-type="string">
            <text:p text:style-name="P1"><text:change-start text:change-id="ct528538208"/><text:span text:style-name="T1">getData('</text:span><text:bookmark text:name="internal-source-marker_0.75543002132326364"/><text:span text:style-name="T1">tubeTypeName', job)</text:span><text:change-end text:change-id="ct528538208"/></text:p>
          </table:table-cell>
          <table:table-cell table:style-name="Таблица1.B3" office:value-type="string">
            <text:p text:style-name="P1"><text:change-start text:change-id="ct528549984"/><text:span text:style-name="T3">getData('</text:span><text:span text:style-name="T6">labName</text:span><text:span text:style-name="T3">', job)</text:span><text:change-end text:change-id="ct528549984"/></text:p>
          </table:table-cell>
          <table:table-cell table:style-name="Таблица1.B3" office:value-type="string">
            <text:p text:style-name="P1"><text:change-start text:change-id="ct528561872"/><text:span text:style-name="T3">getData('</text:span><text:bookmark text:name="internal-source-marker_0.75543002132326366"/><text:span text:style-name="T6">jobTicketNote</text:span><text:span text:style-name="T3">', job)</text:span><text:change-end text:change-id="ct528561872"/></text:p>
          </table:table-cell>
          <table:table-cell table:style-name="Таблица1.M3" office:value-type="string">
            <text:p text:style-name="P5"><text:change-start text:change-id="ct528571168"/><text:span text:style-name="T3">getBarcode128('</text:span><text:bookmark text:name="internal-source-marker_0.7554300213232636711"/><text:span text:style-name="T3">takenTissueJournalId', </text:span><text:span text:style-name="T3">job)</text:span><text:change-end text:change-id="ct528571168"/></text:p>
            <text:p text:style-name="P2"><text:change-start text:change-id="ct528571264"/><text:span text:style-name="T3">getData('</text:span><text:bookmark text:name="internal-source-marker_0.75543002132326367"/><text:span text:style-name="T6">takenTissueJournalId</text:span><text:span text:style-name="T3">', job)</text:span><text:change-end text:change-id="ct528571264"/></text:p>
          </table:table-cell>
        </table:table-row>
      </table:table>
      <text:p text:style-name="P4"><text:soft-page-break/>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.Helvetica Neue DeskInterface" svg:font-family="'.Helvetica Neue DeskInterface'" style:font-family-generic="swiss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3937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3-01T17:58:24.25</meta:creation-date>
    <meta:generator>OpenOffice.org/3.0$Unix OpenOffice.org_project/300m9$Build-9358</meta:generator>
    <dc:date>2014-12-03T15:12:03</dc:date>
    <meta:editing-duration>PT05H58M46S</meta:editing-duration>
    <meta:editing-cycles>58</meta:editing-cycles>
    <meta:document-statistic meta:table-count="1" meta:image-count="0" meta:object-count="0" meta:page-count="2" meta:paragraph-count="45" meta:word-count="71" meta:character-count="648"/>
    <meta:user-defined meta:name="Info 1"/>
    <meta:user-defined meta:name="Info 2"/>
    <meta:user-defined meta:name="Info 3"/>
    <meta:user-defined meta:name="Info 4"/>
  </office:meta>
</office:document-meta>
</file>